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f0106" style:font-size-asian="12pt" style:font-name-complex="LiberationSerif" style:font-size-complex="12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6797d5" style:font-size-asian="12pt" style:font-name-complex="LiberationSerif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4f0106" officeooo:paragraph-rsid="001fc1d1" style:font-size-asian="12pt" style:font-name-complex="LiberationSerif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6797d5" officeooo:paragraph-rsid="006797d5" style:font-size-asian="12pt" style:font-name-complex="LiberationSerif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56bc42" officeooo:paragraph-rsid="006797d5" style:font-size-asian="12pt" style:font-name-complex="LiberationSerif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ans" style:font-size-complex="18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8a65e" style:font-size-asian="12pt" style:font-weight-asian="normal" style:font-name-complex="LiberationSerif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a3ed4" officeooo:paragraph-rsid="005a3ed4" style:font-size-asian="12pt" style:font-weight-asian="normal" style:font-name-complex="LiberationSerif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d5f06" officeooo:paragraph-rsid="005d5f06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038c7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e9776" style:font-size-asian="12pt" style:font-weight-asian="normal" style:font-name-complex="LiberationSerif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124da" officeooo:paragraph-rsid="006124da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469db" officeooo:paragraph-rsid="006797d5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97cba" officeooo:paragraph-rsid="00697cba" style:font-size-asian="12pt" style:font-weight-asian="normal" style:font-name-complex="LiberationSerif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97cba" officeooo:paragraph-rsid="006b6d56" style:font-size-asian="12pt" style:font-weight-asian="normal" style:font-name-complex="LiberationSerif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b6d56" officeooo:paragraph-rsid="006b6d56" style:font-size-asian="12pt" style:font-weight-asian="normal" style:font-name-complex="LiberationSerif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b6d56" officeooo:paragraph-rsid="006c5bb1" style:font-size-asian="12pt" style:font-weight-asian="normal" style:font-name-complex="LiberationSerif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5bb1" officeooo:paragraph-rsid="006c5bb1" style:font-size-asian="12pt" style:font-weight-asian="normal" style:font-name-complex="LiberationSerif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5bb1" officeooo:paragraph-rsid="006c8b8e" style:font-size-asian="12pt" style:font-weight-asian="normal" style:font-name-complex="LiberationSerif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1e5c" officeooo:paragraph-rsid="005f0193" style:font-size-asian="12pt" style:font-weight-asian="normal" style:font-name-complex="LiberationSerif" style:font-size-complex="12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f0193" officeooo:paragraph-rsid="006c5bb1" style:font-size-asian="12pt" style:font-weight-asian="normal" style:font-name-complex="LiberationSerif" style:font-size-complex="12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c8b8e" officeooo:paragraph-rsid="006c8b8e" style:font-size-asian="12pt" style:font-weight-asian="normal" style:font-name-complex="LiberationSerif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e9776" officeooo:paragraph-rsid="006e9776" style:font-size-asian="12pt" style:font-weight-asian="normal" style:font-name-complex="LiberationSerif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f4d85" officeooo:paragraph-rsid="006f4d85" style:font-size-asian="12pt" style:font-weight-asian="normal" style:font-name-complex="LiberationSerif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703036" officeooo:paragraph-rsid="00703036" style:font-size-asian="12pt" style:font-weight-asian="normal" style:font-name-complex="LiberationSerif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" style:font-size-complex="18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209b58" style:font-size-asian="18pt" style:font-weight-asian="bold" style:font-name-complex="LiberationSans-Bold" style:font-size-complex="18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56bc42" style:font-size-asian="18pt" style:font-weight-asian="bold" style:font-name-complex="LiberationSans-Bold" style:font-size-complex="18pt" style:font-weight-complex="bold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" style:font-size-complex="12pt" style:font-weight-complex="bold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27a60" style:font-size-asian="14pt" style:font-weight-asian="bold" style:font-name-complex="LiberationSerif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2a6a" style:font-size-asian="14pt" style:font-weight-asian="bold" style:font-name-complex="LiberationSerif" style:font-size-complex="12pt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bc42" style:font-size-asian="14pt" style:font-weight-asian="bold" style:font-name-complex="LiberationSerif" style:font-size-complex="12pt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56bc42" officeooo:paragraph-rsid="0056bc42" style:font-size-asian="14pt" style:font-weight-asian="bold" style:font-name-complex="LiberationSerif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6f4d85" officeooo:paragraph-rsid="006f4d85" style:font-size-asian="14pt" style:font-weight-asian="bold" style:font-name-complex="LiberationSerif" style:font-size-complex="12pt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4741e" officeooo:paragraph-rsid="0064741e" style:font-size-asian="14pt" style:font-weight-asian="normal" style:font-name-complex="LiberationSerif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797d5" officeooo:paragraph-rsid="006797d5" style:font-size-asian="14pt" style:font-weight-asian="normal" style:font-name-complex="LiberationSerif" style:font-size-complex="12pt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c8b8e" officeooo:paragraph-rsid="006dc9b6" style:font-size-asian="14pt" style:font-weight-asian="normal" style:font-name-complex="LiberationSerif" style:font-size-complex="12pt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e9776" officeooo:paragraph-rsid="006e9776" style:font-size-asian="14pt" style:font-weight-asian="normal" style:font-name-complex="LiberationSerif" style:font-size-complex="12pt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Arial" fo:font-size="14pt" officeooo:paragraph-rsid="0056bc42" style:font-size-asian="14pt" style:font-name-complex="LiberationSerif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Arial" officeooo:rsid="00697cba" officeooo:paragraph-rsid="00697cba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rsid="0064741e" officeooo:paragraph-rsid="00621200" style:font-weight-asian="normal" style:font-weight-complex="normal"/>
    </style:style>
    <style:style style:name="P47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" style:font-size-complex="28pt" style:font-weight-complex="bold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797d5" officeooo:paragraph-rsid="006797d5" style:font-size-asian="12pt" style:font-weight-asian="normal" style:font-name-complex="LiberationSerif" style:font-size-complex="12pt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b6d56" officeooo:paragraph-rsid="006b6d56" style:font-size-asian="12pt" style:font-weight-asian="normal" style:font-name-complex="LiberationSerif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officeooo:rsid="004f0106"/>
    </style:style>
    <style:style style:name="T4" style:family="text">
      <style:text-properties officeooo:rsid="00527a60"/>
    </style:style>
    <style:style style:name="T5" style:family="text">
      <style:text-properties officeooo:rsid="00562a6a"/>
    </style:style>
    <style:style style:name="T6" style:family="text">
      <style:text-properties officeooo:rsid="0056bc42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normal"/>
    </style:style>
    <style:style style:name="T9" style:family="text">
      <style:text-properties fo:font-weight="bold" officeooo:rsid="0056bc42" style:font-weight-asian="bold" style:font-weight-complex="normal"/>
    </style:style>
    <style:style style:name="T10" style:family="text">
      <style:text-properties fo:font-weight="bold" officeooo:rsid="006c8b8e" style:font-weight-asian="bold" style:font-weight-complex="normal"/>
    </style:style>
    <style:style style:name="T11" style:family="text">
      <style:text-properties fo:font-weight="bold" officeooo:rsid="0056bc42" style:font-weight-asian="bold"/>
    </style:style>
    <style:style style:name="T12" style:family="text">
      <style:text-properties fo:font-weight="bold" officeooo:rsid="006dc9b6" style:font-weight-asian="bold"/>
    </style:style>
    <style:style style:name="T13" style:family="text">
      <style:text-properties officeooo:rsid="005f660a"/>
    </style:style>
    <style:style style:name="T14" style:family="text">
      <style:text-properties officeooo:rsid="00650397"/>
    </style:style>
    <style:style style:name="T15" style:family="text">
      <style:text-properties officeooo:rsid="006797d5"/>
    </style:style>
    <style:style style:name="T16" style:family="text">
      <style:text-properties officeooo:rsid="00697cba"/>
    </style:style>
    <style:style style:name="T17" style:family="text">
      <style:text-properties officeooo:rsid="006b6d56"/>
    </style:style>
    <style:style style:name="T18" style:family="text">
      <style:text-properties officeooo:rsid="006c5bb1"/>
    </style:style>
    <style:style style:name="T19" style:family="text">
      <style:text-properties officeooo:rsid="006c8b8e"/>
    </style:style>
    <style:style style:name="T20" style:family="text">
      <style:text-properties officeooo:rsid="006dc9b6"/>
    </style:style>
    <style:style style:name="T21" style:family="text">
      <style:text-properties officeooo:rsid="006e9776"/>
    </style:style>
    <style:style style:name="T22" style:family="text">
      <style:text-properties officeooo:rsid="006f4d85"/>
    </style:style>
    <style:style style:name="T23" style:family="text">
      <style:text-properties officeooo:rsid="006fb5ad"/>
    </style:style>
    <style:style style:name="T24" style:family="text">
      <style:text-properties officeooo:rsid="00703036"/>
    </style:style>
    <style:style style:name="T25" style:family="text">
      <style:text-properties officeooo:rsid="0071ed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Møte i Fordelingsutvalget</text:p>
      <text:p text:style-name="P9"><text:span text:style-name="T15">12</text:span>. <text:span text:style-name="T15">juni</text:span> 2015</text:p>
      <text:p text:style-name="P2"/>
      <text:p text:style-name="P2">Til stede:</text:p>
      <text:p text:style-name="P3">Mathias Johan Johansen, FU-koordinator</text:p>
      <text:p text:style-name="P3">Jan Furulund, CYB</text:p>
      <text:p text:style-name="P7"><text:span text:style-name="T25">Suhas </text:span>Joshi</text:p>
      <text:p text:style-name="P7">Marius <text:span text:style-name="T25">Bernklev</text:span>, Ping</text:p>
      <text:p text:style-name="P7">Henning Lund-Hanssen, ProgNett</text:p>
      <text:p text:style-name="P5">Andreas Lind Johansen, dagen@ifi</text:p>
      <text:p text:style-name="P8"><text:span text:style-name="T13">K</text:span>ristina <text:span text:style-name="T13">Vottestad</text:span>, </text:p>
      <text:p text:style-name="P7">El<text:span text:style-name="T25">sie Mestl</text:span>, Micro</text:p>
      <text:p text:style-name="P7">Joakim Lindquister, <text:span text:style-name="T4">FU-økonomiansvarlig,</text:span></text:p>
      <text:p text:style-name="P7">Andre Kramer <text:span text:style-name="T25">Orten</text:span>, Fui</text:p>
      <text:p text:style-name="P7">Martine <text:span text:style-name="T25">Rolid Leonardsen</text:span>, Navet</text:p>
      <text:p text:style-name="P7">Ole Kristian Rosvold</text:p>
      <text:p text:style-name="P45"><text:span text:style-name="T25">Tore Norderud</text:span>, MAPS</text:p>
      <text:p text:style-name="P1"/>
      <text:p text:style-name="P2"/>
      <text:p text:style-name="P1"><text:span text:style-name="T1">Referent: </text:span><text:bookmark text:name="_GoBack"/><text:span text:style-name="T2">Joakim Lindquister</text:span></text:p>
      <text:p text:style-name="P31"/>
      <text:p text:style-name="P31">1. Godkjenning av innkalling</text:p>
      <text:p text:style-name="P3">Innkalling ble godkjent uten merknader. </text:p>
      <text:p text:style-name="P31"/>
      <text:p text:style-name="P31">2. Godkjenning av agenda</text:p>
      <text:p text:style-name="P6"/>
      <text:p text:style-name="P3">Agenda ble videre godkjent uten merknader.</text:p>
      <text:p text:style-name="P3"/>
      <text:p text:style-name="P31">3. Godkjenning av referat</text:p>
      <text:p text:style-name="P3">Referat fra forrige møte godkjent uten merknader.</text:p>
      <text:p text:style-name="P3"/>
      <text:p text:style-name="P32">4. <text:span text:style-name="T4">Endringer av retningslinjer</text:span></text:p>
      <text:p text:style-name="P35"/>
      <text:p text:style-name="P35"><text:span text:style-name="T4">4</text:span>.1 <text:span text:style-name="T15">Driftstøtte</text:span></text:p>
      <text:p text:style-name="P41"/>
      <text:p text:style-name="P48">Mathias redegjør for forslaget der man åpner for å få driftstøtte fra Fordelingsutvalget uten at det knyttes til spesefikke budsjettposter.</text:p>
      <text:p text:style-name="P18"/>
      <text:p text:style-name="P18"><text:span text:style-name="T16">Etter debattt vedtas f</text:span>orslaget <text:span text:style-name="T14">til endring av retningslinjer.</text:span></text:p>
      <text:p text:style-name="P10"/>
      <text:p text:style-name="P34">5. <text:span text:style-name="T5">Behandling av søknader</text:span></text:p>
      <text:p text:style-name="P4"/>
      <text:p text:style-name="P37"><text:span text:style-name="T6">5</text:span>.1 <text:span text:style-name="T15">Ifi-avisens søknad om semseterstøtte for høsten 2015</text:span></text:p>
      <text:p text:style-name="P19"/>
      <text:p text:style-name="P19">Den nyoppstartede foreningen søker om kr 16 200 til de to tenkte utgivelsene av avis for høsten 2015, samt milder til drift av foreningen. </text:p>
      <text:p text:style-name="P12"/>
      <text:p text:style-name="P19">FU bemerker at sponsing til <text:span text:style-name="T17">styremiddager </text:span>støttes med opptil 3 500 kr, <text:span text:style-name="T17">mens mat til </text:span><text:soft-page-break/><text:span text:style-name="T17">frivillige opp til 2 000 kr. Dette må justeres i søknaden.</text:span></text:p>
      <text:p text:style-name="P21">FU ønsker at det skal spesifiseres hvilke punkter dere søker om fra FU. I dagens søknad er det ikke klart hva FU skal støtte og hva kulturstyret skal støtte.</text:p>
      <text:p text:style-name="P20"/>
      <text:p text:style-name="P21">FU bemerker at eventuell søknad om likviditetstøtte må spesifiserer i søknaden. FU dekker opp til kr 5 000 i likviditetstøtte.</text:p>
      <text:p text:style-name="P19"/>
      <text:p text:style-name="P19">FU ber om Ifi-avisen sender inn en ny søknad og behandler så søknaden på sirkulasjon. </text:p>
      <text:p text:style-name="P19"/>
      <text:p text:style-name="P36"><text:span text:style-name="T6">5</text:span>.<text:span text:style-name="T6">2</text:span> <text:span text:style-name="T15">CYBs søknad om semesterstøtte våren 2015</text:span></text:p>
      <text:p text:style-name="P11"/>
      <text:p text:style-name="P19">CYB søker om kr. 20 000 til driftstøtte for vårsemester 2015, midler som er tiltenkt å bidre til driften av Escape.</text:p>
      <text:p text:style-name="P19"/>
      <text:p text:style-name="P19">Jan redegjør for søknaden.</text:p>
      <text:p text:style-name="P19"/>
      <text:p text:style-name="P21">CYBs søknad om semsterstøtte godkjennes.</text:p>
      <text:p text:style-name="P11"/>
      <text:p text:style-name="P11"/>
      <text:p text:style-name="P36"><text:span text:style-name="T6">5</text:span>.<text:span text:style-name="T6">3</text:span> <text:span text:style-name="T15">CYBs søknad om prosjektstøtte for kassesystemet.</text:span></text:p>
      <text:p text:style-name="P21">CYB søker om kr 14 000 i prosjektstøtte for oppgradering av kassesystemet i Escape.</text:p>
      <text:p text:style-name="P11"/>
      <text:p text:style-name="P11"><text:span text:style-name="T17">Jan</text:span> redegjør for den innsendte søknaden.</text:p>
      <text:p text:style-name="P11"/>
      <text:p text:style-name="P13"><text:span text:style-name="T17">CYBs</text:span> <text:span text:style-name="T17">søknad</text:span> om støtte godkjennes.</text:p>
      <text:p text:style-name="P13"/>
      <text:p text:style-name="P37"><text:span text:style-name="T6">5</text:span>.<text:span text:style-name="T6">4</text:span> <text:span text:style-name="T15">Defis søknad om semsterstøtte høsten 2015</text:span></text:p>
      <text:p text:style-name="P21"/>
      <text:p text:style-name="P21">Den nyoppstartede designforeningen søker om semsterstøtte for høsten 2015.</text:p>
      <text:p text:style-name="P21"/>
      <text:p text:style-name="P21">FU ønsker ikke å <text:span text:style-name="T18">gi</text:span> støtte <text:span text:style-name="T18">til innkjøp av</text:span> sparkesykler.</text:p>
      <text:p text:style-name="P22">FU <text:span text:style-name="T18">ønsker ikke</text:span> å gi støtte til styremiddag uten at foreningen har noen arrangementer i løpet av semestetert.</text:p>
      <text:p text:style-name="P22">FU ber om at foreningen sender inn en aktivetsplan for hva de planlegger å gjøre neste semesteret.</text:p>
      <text:p text:style-name="P21"/>
      <text:p text:style-name="P21">FU godkjenner ikke søkaden om støtte til styremiddag og sparkesykler. Når FU mottar en aktivetsplan <text:span text:style-name="T18">for høsten 2015</text:span> blir søknaden om egenkapital behandlet på sirkulasjon.</text:p>
      <text:p text:style-name="P14"/>
      <text:p text:style-name="P37"><text:span text:style-name="T6">5</text:span>.<text:span text:style-name="T6">5</text:span> <text:span text:style-name="T18">IFI-ordenens søknad om semsterstøtte høsten 2015</text:span></text:p>
      <text:p text:style-name="P23"/>
      <text:p text:style-name="P23">IFI-ordenen søker om kr 6 000 til innkjøp av medaljer og utstyr som brukes i forbindelse med representasjon av ordenen, deriblant seremonien hvor ordenen tildeles dem som har gjort seg fortjent.</text:p>
      <text:p text:style-name="P23"/>
      <text:p text:style-name="P24">FU ser ikke at alt som søkes støtte til vil komme IFI-studenter til gode, jf. Fordelingsutvalgets formål. <text:span text:style-name="T19">FU ønsker å støtte søknaden om støtte til medaljer, da FU ser på dette som en fin måte å hedre personer som har gitt en innsats for foreningslivet på IFI.</text:span></text:p>
      <text:p text:style-name="P24"/>
      <text:p text:style-name="P24">FU ønsker å godkjenne søknaden <text:span text:style-name="T19">om støtte til medaljer, totalt 1 500 kr,</text:span> gitt at CYB tar hovedansvaret for søknaden, siden IFI-ordenen ikke er en forening ved IFI.</text:p>
      <text:p text:style-name="P25"/>
      <text:p text:style-name="P26"><text:soft-page-break/></text:p>
      <text:p text:style-name="P44"><text:span text:style-name="T9">5</text:span><text:span text:style-name="T8">.</text:span><text:span text:style-name="T9">6</text:span><text:span text:style-name="T8"> </text:span><text:span text:style-name="T10">UPFs søknad om prosjektstøtte høsten 2015</text:span></text:p>
      <text:p text:style-name="P15"/>
      <text:p text:style-name="P27">UiO Paintballforenings søker om <text:span text:style-name="T20">kr 45 520</text:span> til å sette opp en paintball-bane i fadderuka slik at IFI-studenter kan spille paintball. De ønsker også å stille med en post i IFI-olympiaden.</text:p>
      <text:p text:style-name="P27"/>
      <text:p text:style-name="P15">Kristina <text:span text:style-name="T19">r</text:span>edegjør for den innsendte søknaden.</text:p>
      <text:p text:style-name="P15"/>
      <text:p text:style-name="P27">FU stiller spørsmål til hvordan man skal sjekke at studentene faktisk er IFI-studenter. </text:p>
      <text:p text:style-name="P27">FU bemerker <text:span text:style-name="T20">at det søkes om en betydelig sum, rundt regnet circa 10 % av det FU deler ut iløpet av et år. Det stilles spørsmål hvorvidt en slik sum faktisk kommer IFI-studenter til gode.</text:span></text:p>
      <text:p text:style-name="P29">FU stiller spørsmål hvorvidt det er økonomisk forsvarlig og leie inn utstyr, heller enn å kjøpe den inn selv.</text:p>
      <text:p text:style-name="P29"/>
      <text:p text:style-name="P29">FU godkjenner ikke søknaden.</text:p>
      <text:p text:style-name="P27"/>
      <text:p text:style-name="P27"/>
      <text:p text:style-name="P27"/>
      <text:p text:style-name="P42"><text:span text:style-name="T11">5</text:span><text:span text:style-name="T7">.</text:span><text:span text:style-name="T12">7</text:span><text:span text:style-name="T7"> </text:span><text:span text:style-name="T12">Multikopterforenings søknad om semesterstøtte høsten 2015</text:span></text:p>
      <text:p text:style-name="P16"/>
      <text:p text:style-name="P29">Multikopterforeningen søker om kr 14 260 til å dekke utgifter til innkjøp av diverse utstyr til bygging av multikoptere. </text:p>
      <text:p text:style-name="P16"/>
      <text:p text:style-name="P29">Mathias redegjør for forslaget. Mathias kommenterer at søknaden er for lite detaljrik. Det må spesifiseres i mer detalj hva det skal brukes penger på.</text:p>
      <text:p text:style-name="P29"/>
      <text:p text:style-name="P29">FU godkjenner ikke søknaden.</text:p>
      <text:p text:style-name="P29"/>
      <text:p text:style-name="P43"/>
      <text:p text:style-name="P42"><text:span text:style-name="T11">5</text:span><text:span text:style-name="T7">.</text:span><text:span text:style-name="T12">8</text:span><text:span text:style-name="T7"> </text:span><text:span text:style-name="T12">CYBs søknad om prosjektstøtte til Ifi-gallaen høsten 2015</text:span></text:p>
      <text:p text:style-name="P43"/>
      <text:p text:style-name="P28">CYB søker om arrangementstøtte <text:span text:style-name="T22">på kr 42 500</text:span> til <text:span text:style-name="T22">arrangering</text:span> av IFI-galla, <text:span text:style-name="T22">en studentgalla arrangert på Institutt for Informatikk.</text:span></text:p>
      <text:p text:style-name="P28"/>
      <text:p text:style-name="P29">Ole Kristian Rosvold redegjør for søknaden. </text:p>
      <text:p text:style-name="P29">FU bemerker at de ikke ønsker å støtte <text:span text:style-name="T23">deltakeravgift for Cosa Nostra deltakere.</text:span></text:p>
      <text:p text:style-name="P29"/>
      <text:p text:style-name="P29">FU godkjenner søknaden <text:span text:style-name="T23">med merknader</text:span>.</text:p>
      <text:p text:style-name="P39"/>
      <text:p text:style-name="P38"/>
      <text:p text:style-name="P31"><text:span text:style-name="T3">6</text:span>. <text:span text:style-name="T21">Visning av nettisden</text:span></text:p>
      <text:p text:style-name="P31"/>
      <text:p text:style-name="P30">Utgår på grunn av utløpt møtetid.</text:p>
      <text:p text:style-name="P17"/>
      <text:p text:style-name="P33"><text:span text:style-name="T6">7</text:span>. <text:span text:style-name="T21">Eventuelt</text:span></text:p>
      <text:p text:style-name="P46"/>
      <text:p text:style-name="P46"/>
      <text:p text:style-name="P40"/>
      <text:p text:style-name="P3"><text:soft-page-break/>Møtet hevet kl. 1<text:span text:style-name="T24">4</text:span>.<text:span text:style-name="T24">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06-16T13:42:25.245013456</dc:date>
    <meta:editing-duration>PT4H17M45S</meta:editing-duration>
    <meta:editing-cycles>74</meta:editing-cycles>
    <meta:generator>LibreOffice/4.2.8.2$Linux_x86 LibreOffice_project/420m0$Build-2</meta:generator>
    <meta:document-statistic meta:table-count="0" meta:image-count="0" meta:object-count="0" meta:page-count="4" meta:paragraph-count="72" meta:word-count="747" meta:character-count="4717" meta:non-whitespace-character-count="4035"/>
  </office:meta>
</office:document-meta>
</file>